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46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" svg:width="3.756cm" svg:height="0.821cm" svg:x="5.935cm" svg:y="0.374cm"><text:p text:style-name="P1">Начало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/>
      <text:p text:style-name="Standard"><draw:custom-shape text:anchor-type="paragraph" draw:z-index="1" draw:style-name="gr2" svg:width="0.191cm" svg:height="0.585cm" svg:x="7.773cm" svg:y="0.22cm"><text:p/><draw:enhanced-geometry svg:viewBox="0 0 21600 21600" draw:text-areas="?f0 0 ?f2 ?f5" draw:type="down-arrow" draw:modifiers="13690.1408450704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2" draw:style-name="gr1" draw:text-style-name="P1" svg:width="3.641cm" svg:height="0.419cm" svg:x="6.013cm" svg:y="0.314cm"><text:p text:style-name="P1">Смена кодировки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4" draw:style-name="gr2" svg:width="0.191cm" svg:height="0.585cm" svg:x="7.773cm" svg:y="0.245cm"><text:p/><draw:enhanced-geometry svg:viewBox="0 0 21600 21600" draw:text-areas="?f0 0 ?f2 ?f5" draw:type="down-arrow" draw:modifiers="13690.1408450704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" draw:style-name="gr1" svg:width="7.873cm" svg:height="0.429cm" svg:x="4.184cm" svg:y="0.372cm"><text:p text:style-name="P1">Вывод на печать информации о работе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6" draw:style-name="gr2" svg:width="0.19cm" svg:height="0.428cm" svg:x="7.84cm" svg:y="0.36cm"><text:p/><draw:enhanced-geometry svg:viewBox="0 0 21600 21600" draw:text-areas="?f0 0 ?f2 ?f5" draw:type="down-arrow" draw:modifiers="13690.1408450704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" draw:style-name="gr1" draw:text-style-name="P1" svg:width="8.767cm" svg:height="0.429cm" svg:x="3.06cm" svg:y="0.3cm"><text:p text:style-name="P1">Объявление переменных(char a; int i=0, j, k, l=3)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7" draw:style-name="gr2" svg:width="0.068cm" svg:height="0.837cm" svg:x="7.925cm" svg:y="0.242cm"><text:p/><draw:enhanced-geometry svg:viewBox="0 0 21600 21600" draw:text-areas="?f0 0 ?f2 ?f5" draw:type="down-arrow" draw:modifiers="13583.505154639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line text:anchor-type="paragraph" draw:z-index="93" draw:style-name="gr4" draw:text-style-name="P1" svg:x1="2.365cm" svg:y1="0.108cm" svg:x2="2.166cm" svg:y2="22.564cm"><text:p/></draw:line><draw:custom-shape text:anchor-type="paragraph" draw:z-index="94" draw:style-name="gr2" svg:width="5.561cm" svg:height="0.151cm" svg:x="2.365cm" svg:y="0.039cm"><text:p/><draw:enhanced-geometry svg:viewBox="0 0 21600 21600" draw:text-areas="0 ?f0 ?f5 ?f2" draw:type="right-arrow" draw:modifiers="18027.9069767442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custom-shape text:anchor-type="paragraph" draw:z-index="8" draw:style-name="gr1" svg:width="8.783cm" svg:height="0.541cm" svg:x="3.141cm" svg:y="0.159cm"><text:p text:style-name="P1">Присваивание значений переменных(k=3,j=0)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9" draw:style-name="gr2" svg:width="0.068cm" svg:height="0.837cm" svg:x="7.925cm" svg:y="0.212cm"><text:p/><draw:enhanced-geometry svg:viewBox="0 0 21600 21600" draw:text-areas="?f0 0 ?f2 ?f5" draw:type="down-arrow" draw:modifiers="13583.505154639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4" draw:style-name="gr2" svg:width="5.197cm" svg:height="0.151cm" svg:x="2.729cm" svg:y="0.455cm"><text:p/><draw:enhanced-geometry svg:viewBox="0 0 21600 21600" draw:text-areas="0 ?f0 ?f5 ?f2" draw:type="right-arrow" draw:modifiers="18027.9069767442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frame text:anchor-type="paragraph" draw:z-index="35" draw:style-name="gr3" svg:width="1.041cm" svg:height="0.489cm" svg:x="6.198cm" svg:y="0.351cm"><draw:text-box><text:p>нет</text:p></draw:text-box></draw:frame><draw:line text:anchor-type="paragraph" draw:z-index="83" draw:style-name="gr4" draw:text-style-name="P1" svg:x1="2.729cm" svg:y1="0.019cm" svg:x2="2.581cm" svg:y2="18.737cm"><text:p/></draw:line></text:p>
      <text:p text:style-name="Standard"><draw:custom-shape text:anchor-type="paragraph" draw:z-index="10" draw:style-name="gr1" draw:text-style-name="P1" svg:width="4.142cm" svg:height="0.757cm" svg:x="5.907cm" svg:y="0.115cm"><text:p text:style-name="P1">i&lt;=3 ? 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Standard"><draw:frame text:anchor-type="paragraph" draw:z-index="11" draw:style-name="gr3" svg:width="0.952cm" svg:height="0.489cm" svg:x="7.528cm" svg:y="0.385cm"><draw:text-box><text:p>да</text:p></draw:text-box></draw:frame><draw:custom-shape text:anchor-type="paragraph" draw:z-index="12" draw:style-name="gr2" svg:width="0.105cm" svg:height="0.431cm" svg:x="7.938cm" svg:y="0.385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36" draw:style-name="gr4" draw:text-style-name="P1" svg:x1="5.907cm" svg:y1="0.005cm" svg:x2="4.114cm" svg:y2="0.005cm"><text:p/></draw:line><draw:line text:anchor-type="paragraph" draw:z-index="37" draw:style-name="gr4" draw:text-style-name="P1" svg:x1="4.114cm" svg:y1="7.09cm" svg:x2="4.114cm" svg:y2="0.005cm"><text:p/></draw:line></text:p>
      <text:p text:style-name="Standard"><draw:custom-shape text:anchor-type="paragraph" draw:z-index="13" draw:style-name="gr1" draw:text-style-name="P1" svg:width="3.97cm" svg:height="0.729cm" svg:x="5.973cm" svg:y="0.342cm"><text:p text:style-name="P1">k-i&lt;=0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20" draw:style-name="gr3" svg:width="1.043cm" svg:height="0.489cm" svg:x="10.285cm" svg:y="0.249cm"><draw:text-box><text:p>нет</text:p></draw:text-box></draw:frame></text:p>
      <text:p text:style-name="Standard"><draw:custom-shape text:anchor-type="paragraph" draw:z-index="18" draw:style-name="gr2" svg:width="0.107cm" svg:height="0.729cm" svg:x="10.904cm" svg:y="0.233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49" draw:style-name="gr4" draw:text-style-name="P1" svg:x1="9.941cm" svg:y1="0.219cm" svg:x2="10.905cm" svg:y2="0.233cm"><text:p/></draw:line></text:p>
      <text:p text:style-name="Standard"><draw:frame text:anchor-type="paragraph" draw:z-index="14" draw:style-name="gr3" svg:width="0.95cm" svg:height="0.489cm" svg:x="7.318cm" svg:y="0.097cm"><draw:text-box><text:p>да</text:p></draw:text-box></draw:frame><draw:custom-shape text:anchor-type="paragraph" draw:z-index="17" draw:style-name="gr2" svg:width="0.107cm" svg:height="0.433cm" svg:x="7.909cm" svg:y="0.136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style-name="gr1" svg:width="2.945cm" svg:height="0.488cm" svg:x="9.31cm" svg:y="0.474cm"><text:p>Печать пробела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15" draw:style-name="gr1" svg:width="0.662cm" svg:height="0.5cm" svg:x="7.673cm" svg:y="0.081cm"><text:p>a+k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1" draw:style-name="gr4" draw:text-style-name="P1" svg:x1="10.998cm" svg:y1="0.475cm" svg:x2="11.011cm" svg:y2="1.812cm"><text:p/></draw:line></text:p>
      <text:p text:style-name="Standard"><draw:custom-shape text:anchor-type="paragraph" draw:z-index="16" draw:style-name="gr2" svg:width="0.107cm" svg:height="0.502cm" svg:x="7.844cm" svg:y="0.093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23" draw:style-name="gr1" svg:width="3.887cm" svg:height="0.555cm" svg:x="5.953cm" svg:y="0.053cm"><text:p>Печать символа(a+k)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22" draw:style-name="gr2" svg:width="3.049cm" svg:height="0.096cm" svg:x="7.938cm" svg:y="0.256cm"><text:p/><draw:enhanced-geometry svg:viewBox="0 0 21600 21600" draw:text-areas="?f7 ?f0 21600 ?f2" draw:type="left-arrow" draw:modifiers="3198.15498154982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style-name="gr2" svg:width="0.107cm" svg:height="0.502cm" svg:x="7.832cm" svg:y="0.12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7" draw:style-name="gr6" svg:width="1.071cm" svg:height="0.489cm" svg:x="6.235cm" svg:y="0.402cm"><draw:text-box><text:p>нет</text:p></draw:text-box></draw:frame></text:p>
      <text:p text:style-name="Standard"><draw:custom-shape text:anchor-type="paragraph" draw:z-index="25" draw:style-name="gr1" draw:text-style-name="P1" svg:width="3.088cm" svg:height="0.717cm" svg:x="6.316cm" svg:y="0.159cm"><text:p text:style-name="P1">j&lt;3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Standard"><draw:frame text:anchor-type="paragraph" draw:z-index="26" draw:style-name="gr5" svg:width="0.673cm" svg:height="0.489cm" svg:x="8.084cm" svg:y="0.388cm"><draw:text-box><text:p>да</text:p></draw:text-box></draw:frame><draw:custom-shape text:anchor-type="paragraph" draw:z-index="28" draw:style-name="gr2" svg:width="0.105cm" svg:height="0.502cm" svg:x="7.819cm" svg:y="0.388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30" draw:style-name="gr4" draw:text-style-name="P1" svg:x1="5.986cm" svg:y1="0.037cm" svg:x2="6.317cm" svg:y2="0.037cm"><text:p/></draw:line><draw:custom-shape text:anchor-type="paragraph" draw:z-index="31" draw:style-name="gr2" svg:width="0.107cm" svg:height="0.502cm" svg:x="5.881cm" svg:y="0.037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29" draw:style-name="gr1" draw:text-style-name="P1" svg:width="0.856cm" svg:height="0.526cm" svg:x="7.41cm" svg:y="0.4cm"><text:p text:style-name="P1">k--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style-name="gr1" draw:text-style-name="P1" svg:width="0.856cm" svg:height="0.526cm" svg:x="5.512cm" svg:y="0.088cm"><text:p text:style-name="P1">k++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33" draw:style-name="gr2" svg:width="0.107cm" svg:height="0.8cm" svg:x="5.881cm" svg:y="0.127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style-name="gr2" svg:width="0.107cm" svg:height="0.502cm" svg:x="7.819cm" svg:y="0.439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line text:anchor-type="paragraph" draw:z-index="66" draw:style-name="gr4" draw:text-style-name="P1" svg:x1="5.96cm" svg:y1="0.439cm" svg:x2="12.783cm" svg:y2="0.446cm"><text:p/></draw:line><draw:line text:anchor-type="paragraph" draw:z-index="82" draw:style-name="gr4" draw:text-style-name="P1" svg:x1="12.783cm" svg:y1="0.439cm" svg:x2="12.799cm" svg:y2="8.327cm"><text:p/></draw:line></text:p>
      <text:p text:style-name="Standard"/>
      <text:p text:style-name="Standard"><draw:custom-shape text:anchor-type="paragraph" draw:z-index="38" draw:style-name="gr2" svg:width="0.107cm" svg:height="0.502cm" svg:x="7.807cm" svg:y="0.261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39" draw:style-name="gr4" draw:text-style-name="P1" svg:x1="7.873cm" svg:y1="0.261cm" svg:x2="4.114cm" svg:y2="0.274cm"><text:p/></draw:line></text:p>
      <text:p text:style-name="Standard"><draw:custom-shape text:anchor-type="paragraph" draw:z-index="40" draw:style-name="gr1" draw:text-style-name="P1" svg:width="4.142cm" svg:height="0.757cm" svg:x="5.807cm" svg:y="0.335cm"><text:p text:style-name="P1">i-k&lt;=0 ? 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51" draw:style-name="gr3" svg:width="1.043cm" svg:height="0.489cm" svg:x="9.839cm" svg:y="0.074cm"><draw:text-box><text:p>нет</text:p></draw:text-box></draw:frame></text:p>
      <text:p text:style-name="Standard"><draw:line text:anchor-type="paragraph" draw:z-index="50" draw:style-name="gr4" draw:text-style-name="P1" svg:x1="9.948cm" svg:y1="0.233cm" svg:x2="10.912cm" svg:y2="0.247cm"><text:p/></draw:line><draw:custom-shape text:anchor-type="paragraph" draw:z-index="53" draw:style-name="gr2" svg:width="0.107cm" svg:height="0.729cm" svg:x="10.806cm" svg:y="0.247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text:anchor-type="paragraph" draw:z-index="41" draw:style-name="gr3" svg:width="0.95cm" svg:height="0.489cm" svg:x="6.922cm" svg:y="0.118cm"><draw:text-box><text:p>да</text:p></draw:text-box></draw:frame><draw:custom-shape text:anchor-type="paragraph" draw:z-index="43" draw:style-name="gr2" svg:width="0.107cm" svg:height="0.502cm" svg:x="7.765cm" svg:y="0.118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2" draw:style-name="gr1" svg:width="2.945cm" svg:height="0.488cm" svg:x="9.31cm" svg:y="0.474cm"><text:p>Печать пробела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42" draw:style-name="gr1" svg:width="0.662cm" svg:height="0.5cm" svg:x="7.489cm" svg:y="0.12cm"><text:p>a+1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44" draw:style-name="gr2" svg:width="0.107cm" svg:height="0.433cm" svg:x="7.775cm" svg:y="0.132cm"><text:p/><draw:enhanced-geometry svg:viewBox="0 0 21600 21600" draw:text-areas="?f0 0 ?f2 ?f5" draw:type="down-arrow" draw:modifiers="11239.0243902439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45" draw:style-name="gr4" draw:text-style-name="P1" svg:x1="10.899cm" svg:y1="0.079cm" svg:x2="10.912cm" svg:y2="1.416cm"><text:p/></draw:line></text:p>
      <text:p text:style-name="Standard"><draw:custom-shape text:anchor-type="paragraph" draw:z-index="47" draw:style-name="gr1" svg:width="3.887cm" svg:height="0.555cm" svg:x="5.934cm" svg:y="0.099cm"><text:p>Печать символа(a+1)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48" draw:style-name="gr2" svg:width="0.107cm" svg:height="0.502cm" svg:x="7.782cm" svg:y="0.166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6" draw:style-name="gr2" svg:width="3.049cm" svg:height="0.096cm" svg:x="7.888cm" svg:y="0.347cm"><text:p/><draw:enhanced-geometry svg:viewBox="0 0 21600 21600" draw:text-areas="?f7 ?f0 21600 ?f2" draw:type="left-arrow" draw:modifiers="3198.15498154982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custom-shape text:anchor-type="paragraph" draw:z-index="55" draw:style-name="gr1" draw:text-style-name="P1" svg:width="3.088cm" svg:height="0.717cm" svg:x="6.283cm" svg:y="0.222cm"><text:p text:style-name="P1">j&lt;3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57" draw:style-name="gr6" svg:width="1.071cm" svg:height="0.489cm" svg:x="5.937cm" svg:y="0.051cm"><draw:text-box><text:p>нет</text:p></draw:text-box></draw:frame></text:p>
      <text:p text:style-name="Standard"><draw:frame text:anchor-type="paragraph" draw:z-index="56" draw:style-name="gr5" svg:width="0.673cm" svg:height="0.489cm" svg:x="8.216cm" svg:y="0.452cm"><draw:text-box><text:p>да</text:p></draw:text-box></draw:frame><draw:custom-shape text:anchor-type="paragraph" draw:z-index="65" draw:style-name="gr2" svg:width="0.107cm" svg:height="0.502cm" svg:x="7.784cm" svg:y="0.452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60" draw:style-name="gr4" draw:text-style-name="P1" svg:x1="5.952cm" svg:y1="0.125cm" svg:x2="6.283cm" svg:y2="0.125cm"><text:p/></draw:line><draw:custom-shape text:anchor-type="paragraph" draw:z-index="61" draw:style-name="gr2" svg:width="0.107cm" svg:height="0.502cm" svg:x="5.847cm" svg:y="0.125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9" draw:style-name="gr1" draw:text-style-name="P1" svg:width="1.421cm" svg:height="0.526cm" svg:x="5.159cm" svg:y="0.183cm"><text:p text:style-name="P1">k--;l++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62" draw:style-name="gr1" draw:text-style-name="P1" svg:width="1.435cm" svg:height="0.526cm" svg:x="7.165cm" svg:y="0.064cm"><text:p text:style-name="P1">k++; l--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4" draw:style-name="gr2" svg:width="0.107cm" svg:height="0.946cm" svg:x="5.831cm" svg:y="0.222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8" draw:style-name="gr2" svg:width="0.105cm" svg:height="0.502cm" svg:x="7.786cm" svg:y="0.173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line text:anchor-type="paragraph" draw:z-index="67" draw:style-name="gr4" draw:text-style-name="P1" svg:x1="5.911cm" svg:y1="0.209cm" svg:x2="12.799cm" svg:y2="0.205cm"><text:p/></draw:line></text:p>
      <text:p text:style-name="Standard"/>
      <text:p text:style-name="Standard"><draw:custom-shape text:anchor-type="paragraph" draw:z-index="54" draw:style-name="gr2" svg:width="0.107cm" svg:height="0.502cm" svg:x="7.666cm" svg:y="0.065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63" draw:style-name="gr4" draw:text-style-name="P1" svg:x1="7.772cm" svg:y1="0.065cm" svg:x2="12.799cm" svg:y2="0.051cm"><text:p/></draw:line><draw:frame text:anchor-type="paragraph" draw:z-index="76" draw:style-name="gr7" svg:width="1.176cm" svg:height="0.53cm" svg:x="9.409cm" svg:y="0.321cm"><draw:text-box><text:p>да</text:p></draw:text-box></draw:frame></text:p>
      <text:p text:style-name="Standard"><draw:custom-shape text:anchor-type="paragraph" draw:z-index="68" draw:style-name="gr1" svg:width="3.721cm" svg:height="0.795cm" svg:x="5.838cm" svg:y="0.101cm"><text:p text:style-name="P1">j==6 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9" draw:style-name="gr2" svg:width="0.877cm" svg:height="0.1cm" svg:x="9.559cm" svg:y="0.448cm"><text:p/><draw:enhanced-geometry svg:viewBox="0 0 21600 21600" draw:text-areas="0 ?f0 ?f5 ?f2" draw:type="right-arrow" draw:modifiers="10218.2669789227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0" draw:style-name="gr1" svg:width="2.581cm" svg:height="1.041cm" svg:x="10.5cm" svg:y="0.051cm"><text:p>Печать новой</text:p><text:p text:style-name="P1">строки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73" draw:style-name="gr2" svg:width="0.105cm" svg:height="0.694cm" svg:x="7.636cm" svg:y="0.407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71" draw:style-name="gr2" svg:width="0.105cm" svg:height="0.68cm" svg:x="11.788cm" svg:y="0.118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77" draw:style-name="gr8" svg:width="1.287cm" svg:height="0.489cm" svg:x="6.35cm" svg:y="0.019cm"><draw:text-box><text:p>нет</text:p></draw:text-box></draw:frame></text:p>
      <text:p text:style-name="Standard"><draw:custom-shape text:anchor-type="paragraph" draw:z-index="72" draw:style-name="gr1" svg:width="1.638cm" svg:height="0.597cm" svg:x="6.946cm" svg:y="0.127cm"><text:p text:style-name="P1">j++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4" draw:style-name="gr2" svg:width="1.026cm" svg:height="0.084cm" svg:x="8.583cm" svg:y="0.358cm"><text:p/><draw:enhanced-geometry svg:viewBox="0 0 21600 21600" draw:text-areas="?f7 ?f0 21600 ?f2" draw:type="left-arrow" draw:modifiers="12210.3092783505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75" draw:style-name="gr4" draw:text-style-name="P1" svg:x1="9.608cm" svg:y1="0.358cm" svg:x2="11.871cm" svg:y2="0.358cm"><text:p/></draw:line></text:p>
      <text:p text:style-name="Standard"><draw:custom-shape text:anchor-type="paragraph" draw:z-index="78" draw:style-name="gr2" svg:width="0.107cm" svg:height="0.502cm" svg:x="7.616cm" svg:y="0.236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80" draw:style-name="gr7" svg:width="1.176cm" svg:height="0.53cm" svg:x="5.904cm" svg:y="0.411cm"><draw:text-box><text:p>да</text:p></draw:text-box></draw:frame></text:p>
      <text:p text:style-name="Standard"><draw:custom-shape text:anchor-type="paragraph" draw:z-index="79" draw:style-name="gr1" draw:text-style-name="P1" svg:width="3.539cm" svg:height="0.86cm" svg:x="5.904cm" svg:y="0.261cm"><text:p text:style-name="P1">j&lt;7 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line text:anchor-type="paragraph" draw:z-index="81" draw:style-name="gr4" draw:text-style-name="P1" svg:x1="2.581cm" svg:y1="0.238cm" svg:x2="5.904cm" svg:y2="0.24cm"><text:p/></draw:line></text:p>
      <text:p text:style-name="Standard"><draw:custom-shape text:anchor-type="paragraph" draw:z-index="85" draw:style-name="gr2" svg:width="0.107cm" svg:height="0.502cm" svg:x="7.616cm" svg:y="0.146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86" draw:style-name="gr8" svg:width="1.287cm" svg:height="0.489cm" svg:x="7.722cm" svg:y="0.146cm"><draw:text-box><text:p>нет</text:p></draw:text-box></draw:frame></text:p>
      <text:p text:style-name="Standard"><draw:custom-shape text:anchor-type="paragraph" draw:z-index="87" draw:style-name="gr1" draw:text-style-name="P1" svg:width="1.638cm" svg:height="0.597cm" svg:x="6.863cm" svg:y="0.148cm"><text:p text:style-name="P1">i++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89" draw:style-name="gr2" svg:width="0.107cm" svg:height="0.502cm" svg:x="7.616cm" svg:y="0.236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96" draw:style-name="gr7" svg:width="1.176cm" svg:height="0.53cm" svg:x="5.904cm" svg:y="0.411cm"><draw:text-box><text:p>да</text:p></draw:text-box></draw:frame></text:p>
      <text:p text:style-name="Standard"><draw:custom-shape text:anchor-type="paragraph" draw:z-index="88" draw:style-name="gr1" draw:text-style-name="P1" svg:width="3.539cm" svg:height="0.86cm" svg:x="5.888cm" svg:y="0.25cm"><text:p text:style-name="P1">i&lt;7 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line text:anchor-type="paragraph" draw:z-index="95" draw:style-name="gr4" draw:text-style-name="P1" svg:x1="2.166cm" svg:y1="0.169cm" svg:x2="5.888cm" svg:y2="0.188cm"><text:p/></draw:line></text:p>
      <text:p text:style-name="Standard"><draw:custom-shape text:anchor-type="paragraph" draw:z-index="90" draw:style-name="gr2" svg:width="0.107cm" svg:height="0.502cm" svg:x="7.616cm" svg:y="0.136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92" draw:style-name="gr8" svg:width="1.287cm" svg:height="0.489cm" svg:x="7.971cm" svg:y="0cm"><draw:text-box><text:p>нет</text:p></draw:text-box></draw:frame></text:p>
      <text:p text:style-name="Standard"><draw:custom-shape text:anchor-type="paragraph" draw:z-index="97" draw:style-name="gr1" draw:text-style-name="P1" svg:width="1.638cm" svg:height="0.336cm" svg:x="6.863cm" svg:y="0.138cm"><text:p text:style-name="P1">Пауза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8" draw:style-name="gr2" svg:width="0.107cm" svg:height="0.502cm" svg:x="7.616cm" svg:y="0.473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draw:custom-shape text:anchor-type="paragraph" draw:z-index="91" draw:style-name="gr1" draw:text-style-name="P1" svg:width="3.756cm" svg:height="0.821cm" svg:x="5.853cm" svg:y="0.023cm"><text:p text:style-name="P1">Конец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.065cm" fo:margin-left="0.106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M19S</meta:editing-duration>
    <meta:editing-cycles>3</meta:editing-cycles>
    <meta:generator>OpenOffice/4.1.1$Win32 OpenOffice.org_project/411m6$Build-9775</meta:generator>
    <dc:date>2017-01-07T13:18:59.56</dc:date>
    <meta:document-statistic meta:table-count="0" meta:image-count="0" meta:object-count="0" meta:page-count="1" meta:paragraph-count="0" meta:word-count="0" meta:character-count="0"/>
    <dc:creator>Alex Lasher</dc:creator>
    <meta:user-defined meta:name="Info 1"/>
    <meta:user-defined meta:name="Info 2"/>
    <meta:user-defined meta:name="Info 3"/>
    <meta:user-defined meta:name="Info 4"/>
  </office:meta>
</office:document-meta>
</file>